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>
      <style:text-properties fo:font-size="15pt" style:font-size-asian="15pt" style:font-size-complex="15pt"/>
    </style:style>
    <style:style style:name="P27" style:family="paragraph" style:parent-style-name="Text_20_body" style:list-style-name="L25"/>
    <style:style style:name="T1" style:family="text">
      <style:text-properties officeooo:rsid="001dfdf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7"/>TP13 Estándar ISO27000</text:p>
      <text:p text:style-name="P2"><text:span text:style-name="T1">N</text:span>ormas más relevantes que forman el “ecosistema” ISO/IEC 27000</text:p>
      <text:p text:style-name="P26"><text:span text:style-name="Strong_20_Emphasis">ISO/IEC 27000 — Overview and vocabulary (2018)</text:span></text:p>
      <text:list text:style-name="L2">
        <text:list-item>
          <text:p text:style-name="P3"><text:span text:style-name="Strong_20_Emphasis">Alcance resumido:</text:span> Introduce el propósito de la familia ISO27k y define términos y vocabulario usados en el resto de normas. Es la guía terminológica y de alcance.</text:p>
        </text:list-item>
        <text:list-item>
          <text:p text:style-name="P3"><text:span text:style-name="Strong_20_Emphasis">Conceptos clave:</text:span> Definición de ISMS, activos, riesgos, controles, partes interesadas, alcance, política de seguridad. </text:p>
        </text:list-item>
      </text:list>
      <text:list text:style-name="L3">
        <text:list-item>
          <text:p text:style-name="P4"><text:span text:style-name="Strong_20_Emphasis">ISO/IEC 27001 — Requirements (ed. 2013 → actualizada en 2022)</text:span></text:p>
        </text:list-item>
      </text:list>
      <text:list text:style-name="L4">
        <text:list-item>
          <text:p text:style-name="P5"><text:span text:style-name="Strong_20_Emphasis">Alcance:</text:span> Especifica los requisitos para establecer, implementar, mantener y mejorar un Sistema de Gestión de Seguridad de la Información (SGSI) certificable. Define cláusulas de gestión (contexto, liderazgo, planificación, soporte, operación, evaluación del desempeño, mejora).</text:p>
        </text:list-item>
        <text:list-item>
          <text:p text:style-name="P5"><text:span text:style-name="Strong_20_Emphasis">Conceptos:</text:span> Evaluación de riesgos, declaración de aplicabilidad (SoA), controles en Annex A (referencia).</text:p>
        </text:list-item>
      </text:list>
      <text:list text:style-name="L5">
        <text:list-item>
          <text:p text:style-name="P6"><text:span text:style-name="Strong_20_Emphasis">ISO/IEC 27002 — Code of practice / Controls (actualizada 2022)</text:span></text:p>
        </text:list-item>
      </text:list>
      <text:list text:style-name="L6">
        <text:list-item>
          <text:p text:style-name="P7"><text:span text:style-name="Strong_20_Emphasis">Alcance:</text:span> Catálogo/guía de controles de seguridad de la información que las organizaciones pueden implementar para tratar riesgos. En 2022 cambió la estructura y contenido de los controles (ver más abajo).</text:p>
        </text:list-item>
        <text:list-item>
          <text:p text:style-name="P7"><text:span text:style-name="Strong_20_Emphasis">Conceptos:</text:span> Controles técnicos y organizativos (acceso, criptografía, operaciones, continuidad, proveedores, seguridad física, desarrollo seguro<text:span text:style-name="T1">)</text:span></text:p>
        </text:list-item>
      </text:list>
      <text:list text:style-name="L7">
        <text:list-item>
          <text:p text:style-name="P8"><text:span text:style-name="Strong_20_Emphasis">ISO/IEC 27003 — Guidance for implementation of an ISMS</text:span></text:p>
        </text:list-item>
      </text:list>
      <text:list text:style-name="L8">
        <text:list-item>
          <text:p text:style-name="P9"><text:span text:style-name="Strong_20_Emphasis">Alcance:</text:span> Guía práctica para diseñar e implementar un SGSI alineado con 27001.</text:p>
        </text:list-item>
        <text:list-item>
          <text:p text:style-name="P9"><text:span text:style-name="Strong_20_Emphasis">Conceptos:</text:span> Alcance, análisis de brecha, plan de implementación, roles y responsabilidades.</text:p>
        </text:list-item>
      </text:list>
      <text:list text:style-name="L9">
        <text:list-item>
          <text:p text:style-name="P10"><text:span text:style-name="Strong_20_Emphasis">ISO/IEC 27004 — Monitoring, measurement, analysis and evaluation</text:span></text:p>
        </text:list-item>
      </text:list>
      <text:list text:style-name="L10">
        <text:list-item>
          <text:p text:style-name="P11"><text:span text:style-name="Strong_20_Emphasis">Alcance:</text:span> Métricas y métodos para medir la eficacia del SGSI.</text:p>
        </text:list-item>
        <text:list-item>
          <text:p text:style-name="P11"><text:span text:style-name="Strong_20_Emphasis">Conceptos:</text:span> KPIs, indicadores de control, evaluación y reporte. </text:p>
        </text:list-item>
      </text:list>
      <text:list text:style-name="L11">
        <text:list-item>
          <text:p text:style-name="P12"><text:span text:style-name="Strong_20_Emphasis">ISO/IEC 27005 — Information security risk management (2018)</text:span></text:p>
        </text:list-item>
      </text:list>
      <text:list text:style-name="L12">
        <text:list-item>
          <text:p text:style-name="P13"><text:span text:style-name="Strong_20_Emphasis">Alcance:</text:span> Directrices sobre metodología de gestión de riesgos de seguridad de la información (identificación, análisis, evaluación, tratamiento, aceptación, comunicación). Soporta 27001.</text:p>
        </text:list-item>
        <text:list-item>
          <text:p text:style-name="P13"><text:span text:style-name="Strong_20_Emphasis">Conceptos:</text:span> Modelos de riesgo, valoración de probabilidad/impacto, tratamiento de riesgos, documentación de resultados. </text:p>
        </text:list-item>
      </text:list>
      <text:list text:style-name="L13">
        <text:list-item>
          <text:p text:style-name="P14"><text:span text:style-name="Strong_20_Emphasis">ISO/IEC 27006 — Requisitos para organismos de certificación</text:span></text:p>
        </text:list-item>
      </text:list>
      <text:list text:style-name="L14">
        <text:list-item>
          <text:p text:style-name="P15"><text:span text:style-name="Strong_20_Emphasis">Alcance:</text:span> Requisitos para los organismos que auditan y certifican SGSI.</text:p>
        </text:list-item>
        <text:list-item>
          <text:p text:style-name="P15"><text:span text:style-name="Strong_20_Emphasis">Conceptos:</text:span> Competencia de auditores, procesos de certificación, auditorías de primera/segunda/tercera parte. </text:p>
        </text:list-item>
      </text:list>
      <text:list text:style-name="L15">
        <text:list-item>
          <text:p text:style-name="P16"><text:soft-page-break/><text:span text:style-name="Strong_20_Emphasis">ISO/IEC 27007 / 27008 — Guidance for auditing ISMS / auditors on controls</text:span></text:p>
        </text:list-item>
      </text:list>
      <text:list text:style-name="L16">
        <text:list-item>
          <text:p text:style-name="P17"><text:span text:style-name="Strong_20_Emphasis">Alcance:</text:span> Orientación para realizar auditorías de SGSI y revisar controles.</text:p>
        </text:list-item>
        <text:list-item>
          <text:p text:style-name="P17"><text:span text:style-name="Strong_20_Emphasis">Conceptos:</text:span> Enfoques de auditoría, evidencias, revisión de controles. </text:p>
        </text:list-item>
      </text:list>
      <text:list text:style-name="L17">
        <text:list-item>
          <text:p text:style-name="P18"><text:span text:style-name="Strong_20_Emphasis">ISO/IEC 27017 — Cloud security (guidelines for cloud service providers/users)</text:span></text:p>
        </text:list-item>
      </text:list>
      <text:list text:style-name="L18">
        <text:list-item>
          <text:p text:style-name="P19"><text:span text:style-name="Strong_20_Emphasis">Alcance:</text:span> Guía de controles y responsabilidades específicas para servicios en la nube.</text:p>
        </text:list-item>
        <text:list-item>
          <text:p text:style-name="P19"><text:span text:style-name="Strong_20_Emphasis">Conceptos:</text:span> Separación de responsabilidades, seguridad de APIs, SLAs de seguridad.</text:p>
        </text:list-item>
      </text:list>
      <text:list text:style-name="L19">
        <text:list-item>
          <text:p text:style-name="P20"><text:span text:style-name="Strong_20_Emphasis">ISO/IEC 27018 — Protection of PII in public clouds</text:span></text:p>
        </text:list-item>
      </text:list>
      <text:list text:style-name="L20">
        <text:list-item>
          <text:p text:style-name="P21"><text:span text:style-name="Strong_20_Emphasis">Alcance:</text:span> Buenas prácticas para protección de datos personales en la nube pública.</text:p>
        </text:list-item>
        <text:list-item>
          <text:p text:style-name="P21"><text:span text:style-name="Strong_20_Emphasis">Conceptos:</text:span> Minimización, consentimiento, roles de controlador/processor.</text:p>
        </text:list-item>
      </text:list>
      <text:list text:style-name="L21">
        <text:list-item>
          <text:p text:style-name="P22"><text:span text:style-name="Strong_20_Emphasis">ISO/IEC 27031 / 27033 / 27034 / 27036 / etc.</text:span> (redes, continuidad, aplicación segura, proveedores)</text:p>
        </text:list-item>
      </text:list>
      <text:list text:style-name="L22">
        <text:list-item>
          <text:p text:style-name="P23"><text:span text:style-name="Strong_20_Emphasis">Alcance general:</text:span> Conjuntos especializados: seguridad de red, preparación de TI para continuidad, seguridad de aplicaciones, seguridad en relaciones con proveedores, etc.</text:p>
        </text:list-item>
        <text:list-item>
          <text:p text:style-name="P23"><text:span text:style-name="Strong_20_Emphasis">Conceptos:</text:span> Guías técnicas y procedimientos aplicables a dominios concretos de la seguridad.</text:p>
        </text:list-item>
      </text:list>
      <text:list text:style-name="L23">
        <text:list-item>
          <text:p text:style-name="P24"><text:span text:style-name="Strong_20_Emphasis">Nuevas normas relacionadas (IA, IoT, privacidad, big data, forensics)</text:span> — p. ej. ISO/IEC 27090, 27091 (IA), 27400–27404 (IoT), 27037–27043 (forensics), 27100+ (ciberseguridad más amplia).</text:p>
        </text:list-item>
      </text:list>
      <text:list text:style-name="L24">
        <text:list-item>
          <text:p text:style-name="P25"><text:span text:style-name="Strong_20_Emphasis">Alcance:</text:span> Extienden la familia hacia áreas emergentes (IA, IoT, privacidad por diseño). </text:p>
        </text:list-item>
      </text:list>
      <text:h text:style-name="P1" text:outline-level="1">Principales diferencias entre la edición 2018 y 2022.</text:h>
      <text:p text:style-name="Text_20_body"><text:span text:style-name="T1">L</text:span>os cambios más relevantes que afectan a la familia y, en particular, a ISO/IEC 27001/27002 (los cambios que suelen citarlos como “2022”):</text:p>
      <text:list text:style-name="L25">
        <text:list-item>
          <text:p text:style-name="P27"><text:span text:style-name="Strong_20_Emphasis">Reforma de los controles (Annex A / ISO 27002):</text:span> la estructura de controles fue reorganizada; el número total de controles pasó de 114 a <text:span text:style-name="Strong_20_Emphasis">93</text:span> (se fusionaron muchos controles, se añadieron 11 controles nuevos y se reordenaron en 4 dominios/temas principales). Esto reduce duplicidades y añade controles para tecnologías/mecanismos emergentes (p. ej. threat intelligence, cloud service security, data masking, DLP, secure coding<text:span text:style-name="T1">)</text:span></text:p>
        </text:list-item>
        <text:list-item>
          <text:p text:style-name="P27"><text:span text:style-name="Strong_20_Emphasis">Enfoque por temas (en lugar de 14 dominios antiguos):</text:span> las agrupaciones de controles se reestructuraron para ser más coherentes con la práctica actual (4 grupos temáticos en 27002:2022). </text:p>
        </text:list-item>
        <text:list-item>
          <text:p text:style-name="P27"><text:span text:style-name="Strong_20_Emphasis">Actualizaciones terminológicas y alineación con estructuras de gestión (Annex SL):</text:span> más coherencia con la estructura común para normas de gestión (mejora interoperabilidad y la referencia cruzada entre normas).</text:p>
        </text:list-item>
        <text:list-item>
          <text:p text:style-name="P27"><text:soft-page-break/><text:span text:style-name="Strong_20_Emphasis">Controles nuevos que reflejan evolución tecnológica y amenazas:</text:span> por ejemplo: threat intelligence, seguridad específica para uso de servicios cloud, data masking, data leakage prevention, secure coding, configuración/gestión de cambios.</text:p>
        </text:list-item>
        <text:list-item>
          <text:p text:style-name="P27"><text:span text:style-name="Strong_20_Emphasis">Impacto para implementación / certificación:</text:span> las organizaciones que ya usan 27001 deben revisar su SoA y mapa de controles (re-evaluar correspondencias de controles antiguos → nuevos controles y justificar cualquier cambio). Hay guías y transiciones publicadas por organismos de certificación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5:03:09.639090341</meta:creation-date>
    <dc:date>2025-10-30T15:16:18.160501995</dc:date>
    <meta:editing-duration>PT2M8S</meta:editing-duration>
    <meta:editing-cycles>1</meta:editing-cycles>
    <meta:document-statistic meta:table-count="0" meta:image-count="0" meta:object-count="0" meta:page-count="3" meta:paragraph-count="44" meta:word-count="721" meta:character-count="5175" meta:non-whitespace-character-count="4484"/>
    <meta:generator>LibreOffice/24.2.7.2$Linux_X86_64 LibreOffice_project/420$Build-2</meta:generator>
  </office:meta>
</office:document-meta>
</file>